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font-size="14pt" fo:language="en" fo:country="US" officeooo:paragraph-rsid="0015310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58dae" officeooo:paragraph-rsid="00158dae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9" style:family="paragraph" style:parent-style-name="Standard">
      <style:text-properties style:font-name="Times New Roman1" fo:font-size="14pt" fo:language="en" fo:country="US" officeooo:paragraph-rsid="00153108" style:font-size-asian="14pt" style:font-size-complex="14pt"/>
    </style:style>
    <style:style style:name="P10" style:family="paragraph" style:parent-style-name="Standard">
      <style:paragraph-properties fo:margin-left="7.752cm" fo:margin-right="0.499cm" fo:text-indent="3.5cm" style:auto-text-indent="false"/>
    </style:style>
    <style:style style:name="P11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002cm" style:auto-text-indent="false"/>
      <style:text-properties fo:font-size="14pt" fo:language="en" fo:country="US" officeooo:rsid="00153108" officeooo:paragraph-rsid="00153108" style:font-size-asian="14pt" style:font-size-complex="14pt"/>
    </style:style>
    <style:style style:name="P13" style:family="paragraph" style:parent-style-name="Standard">
      <style:paragraph-properties fo:margin-left="0.25cm" fo:margin-right="0cm" fo:text-indent="0cm" style:auto-text-indent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margin-left="11.502cm" fo:margin-right="0cm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0dad5" officeooo:paragraph-rsid="0010dad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58dae" officeooo:paragraph-rsid="00158dae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0dad5" officeooo:paragraph-rsid="0010dad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en" fo:country="US" style:text-underline-style="solid" style:text-underline-width="auto" style:text-underline-color="font-color" officeooo:rsid="00153108" officeooo:paragraph-rsid="00153108" style:font-size-asian="14pt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158dae" officeooo:paragraph-rsid="00158dae" style:font-size-asian="16pt" style:font-weight-asian="bold" style:font-size-complex="16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margin-top="0cm" fo:margin-bottom="0.392cm" loext:contextual-spacing="false" fo:text-align="justify" style:justify-single-word="false" fo:orphans="2" fo:widows="2" fo:hyphenation-ladder-count="no-limit" fo:text-indent="1cm" style:auto-text-indent="false" style:vertical-align="auto"/>
      <style:text-properties style:font-name="Times New Roman1" fo:font-weight="normal" officeooo:paragraph-rsid="00153108" style:font-weight-asian="normal" style:font-weight-complex="normal" fo:hyphenate="false" fo:hyphenation-remain-char-count="2" fo:hyphenation-push-char-count="2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fo:font-weight="normal" officeooo:rsid="00158dae" officeooo:paragraph-rsid="00158da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en" fo:country="US" style:text-underline-style="solid" style:text-underline-width="auto" style:text-underline-color="font-color" officeooo:rsid="00153108" officeooo:paragraph-rsid="00153108" style:font-size-asian="14pt" style:font-size-complex="14pt"/>
    </style:style>
    <style:style style:name="P28" style:family="paragraph" style:parent-style-name="Standard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size-complex="14pt"/>
    </style:style>
    <style:style style:name="P29" style:family="paragraph" style:parent-style-name="Standard">
      <style:text-properties fo:font-variant="normal" fo:text-transform="none" fo:color="#000000" style:font-name="Times New Roman1" fo:font-size="14pt" fo:letter-spacing="normal" fo:language="en" fo:country="US" fo:font-style="normal" fo:font-weight="normal" officeooo:paragraph-rsid="0019122e" style:font-size-asian="14pt" style:font-size-complex="14pt"/>
    </style:style>
    <style:style style:name="P30" style:family="paragraph" style:parent-style-name="Standard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9122e" officeooo:paragraph-rsid="0019122e" style:font-size-asian="14pt" style:font-size-complex="14pt"/>
    </style:style>
    <style:style style:name="P31" style:family="paragraph" style:parent-style-name="Standard">
      <style:text-properties style:font-name="Times New Roman1" fo:font-size="14pt" fo:language="en" fo:country="US" officeooo:paragraph-rsid="0019122e" style:font-size-asian="14pt" style:font-size-complex="14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style:font-name="Monospace" fo:font-size="10pt" style:font-size-asian="10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onospace" fo:font-size="10pt" fo:font-weight="normal" officeooo:rsid="0010dad5" officeooo:paragraph-rsid="0010dad5" style:font-size-asian="10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style:font-name="Monospace" fo:font-size="10pt" style:font-size-asian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4pt"/>
    </style:style>
    <style:style style:name="P37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rsid="000e7bce" officeooo:paragraph-rsid="000e7bce" style:font-size-asian="14pt" style:font-size-complex="14pt"/>
    </style:style>
    <style:style style:name="P38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rsid="0019122e" officeooo:paragraph-rsid="0019122e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.392cm" loext:contextual-spacing="false" fo:text-align="justify" style:justify-single-word="false" fo:orphans="2" fo:widows="2" fo:hyphenation-ladder-count="no-limit" fo:text-indent="1cm" style:auto-text-indent="false" style:vertical-align="auto"/>
      <style:text-properties fo:font-size="14pt" officeooo:paragraph-rsid="00153108" style:font-size-asian="14pt" style:font-size-complex="14pt" fo:hyphenate="false" fo:hyphenation-remain-char-count="2" fo:hyphenation-push-char-count="2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 style:font-weight-complex="bold"/>
    </style:style>
    <style:style style:name="T3" style:family="text">
      <style:text-properties style:font-name="Times New Roman" fo:font-size="14pt" officeooo:rsid="000e7bce" style:font-size-asian="14pt" style:font-size-complex="14pt" style:font-weight-complex="bold"/>
    </style:style>
    <style:style style:name="T4" style:family="text">
      <style:text-properties style:font-name="Times New Roman" fo:font-size="14pt" officeooo:rsid="000e7bce" style:font-size-asian="14pt" style:font-size-complex="14pt"/>
    </style:style>
    <style:style style:name="T5" style:family="text">
      <style:text-properties style:font-name="Times New Roman" fo:font-size="14pt" officeooo:rsid="0019122e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53108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53108" style:font-size-asian="14pt" style:font-size-complex="14pt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3f7f5f" style:font-name="Monospace" fo:font-size="10pt" style:font-size-asian="10pt"/>
    </style:style>
    <style:style style:name="T1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7f9fbf" style:font-name="Monospace" fo:font-size="10pt" fo:font-weight="bold" style:font-size-asian="10pt" style:font-weight-asian="bold"/>
    </style:style>
    <style:style style:name="T1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fo:color="#0000c0" style:font-name="Monospace" fo:font-size="10pt" style:font-size-asian="10pt"/>
    </style:style>
    <style:style style:name="T20" style:family="text">
      <style:text-properties fo:color="#2a00ff" style:font-name="Monospace" fo:font-size="10pt" style:font-size-asian="10pt"/>
    </style:style>
    <style:style style:name="T21" style:family="text">
      <style:text-properties officeooo:rsid="00153108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fo:letter-spacing="normal" fo:font-style="normal" fo:font-weight="normal" officeooo:rsid="00153108"/>
    </style:style>
    <style:style style:name="T24" style:family="text">
      <style:text-properties fo:font-variant="normal" fo:text-transform="none" fo:color="#000000" fo:letter-spacing="normal" fo:font-style="normal" fo:font-weight="normal" officeooo:rsid="0019122e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153108" style:font-weight-asian="bold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officeooo:rsid="00153108"/>
    </style:style>
    <style:style style:name="T29" style:family="text">
      <style:text-properties style:font-name="Times New Roman1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и науки Российской Федерации</text:p>
      <text:p text:style-name="P3">Федеральное государственное автономное учреждение высшего образования</text:p>
      <text:p text:style-name="P3">«Севастопольский государственный университет»</text:p>
      <text:p text:style-name="P2"/>
      <text:p text:style-name="P2"/>
      <text:p text:style-name="P2"/>
      <text:p text:style-name="P2"/>
      <text:p text:style-name="P2"/>
      <text:p text:style-name="P2"/>
      <text:p text:style-name="P14">Кафедра информационных технологий и компьютер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3">ОТЧЁТ</text:p>
      <text:p text:style-name="P3">о выполнении лабораторной работы № <text:span text:style-name="T21">2</text:span></text:p>
      <text:p text:style-name="P3">на тему: «<text:span text:style-name="T21">Синтаксический анализ методом рекурсивного спуска</text:span>»</text:p>
      <text:p text:style-name="P1"><text:span text:style-name="T1">по дисциплине «Системное программное обеспечение</text:span><text:span text:style-name="T2">»</text:span></text:p>
      <text:p text:style-name="P1"><text:span text:style-name="T2">Вариант </text:span><text:span text:style-name="T3">9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1">Выполнил:</text:p>
      <text:p text:style-name="P10"><text:span text:style-name="T1">студент гр. ИВТ</text:span><text:span text:style-name="T5">б</text:span><text:span text:style-name="T1">-3</text:span><text:span text:style-name="T4">2</text:span><text:span text:style-name="T5">о</text:span></text:p>
      <text:p text:style-name="P37">Демиденко А.А.</text:p>
      <text:p text:style-name="P38">Проверил:</text:p>
      <text:p text:style-name="P38">Фисун С.Н.</text:p>
      <text:p text:style-name="P2"/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3">Севастополь</text:p>
      <text:p text:style-name="P3">2015</text:p>
      <text:p text:style-name="P20"><text:soft-page-break/>Содержание</text:p>
      <text:p text:style-name="P17"/>
      <text:list xml:id="list1009207574403302709" text:style-name="L1">
        <text:list-item>
          <text:p text:style-name="P26">Цель работы</text:p>
        </text:list-item>
        <text:list-item>
          <text:p text:style-name="P26">Постановка задачи</text:p>
        </text:list-item>
        <text:list-item>
          <text:p text:style-name="P26">Ход работы</text:p>
        </text:list-item>
        <text:list-item>
          <text:p text:style-name="P26">Тестовый пример</text:p>
        </text:list-item>
        <text:list-item>
          <text:p text:style-name="P26">Дерево разбора</text:p>
        </text:list-item>
        <text:list-item>
          <text:p text:style-name="P26">Выводы</text:p>
        </text:list-item>
      </text:list>
      <text:p text:style-name="P7"><text:tab/>Приложение 1. Код программы</text:p>
      <text:p text:style-name="P7"/>
      <text:p text:style-name="P23">Цель работы</text:p>
      <text:p text:style-name="P39"><text:span text:style-name="T28">И</text:span><text:span text:style-name="T27">зучение методов синтаксического анализа, получение навыков в программировании алгоритма синтаксического разбора методом рекурсивного спуска.</text:span></text:p>
      <text:h text:style-name="Heading_20_1" text:outline-level="1">Постановка задачи</text:h>
      <text:p text:style-name="P39"><text:span text:style-name="T28">Д</text:span><text:span text:style-name="T27">ля грамматики заданного языка </text:span><text:span text:style-name="T29">PLO</text:span><text:span text:style-name="T27"> разработать алгоритм и программу, выполняющую синтаксический разбор входной цепочки, заданной в виде строки, по методу рекурсивного спуска.</text:span></text:p>
      <text:h text:style-name="Heading_20_1" text:outline-level="1">Ход работы</text:h>
      <text:p text:style-name="P19">Язык Pl0-1:</text:p>
      <text:p text:style-name="P12"/>
      <text:p text:style-name="P12">&lt;декларации&gt; [ &lt;D&gt; ] <text:tab/>&lt;переменная&gt; [ V ]</text:p>
      <text:p text:style-name="P12"><text:tab/><text:tab/><text:tab/><text:tab/><text:tab/>&lt;число&gt; [ N ]</text:p>
      <text:p text:style-name="P12"><text:tab/><text:tab/><text:tab/><text:tab/><text:tab/>&lt;описание процедуры&gt; [ p ]</text:p>
      <text:p text:style-name="P12"><text:tab/><text:tab/><text:tab/><text:tab/><text:tab/>CONST [ c ]</text:p>
      <text:p text:style-name="P12"><text:tab/><text:tab/><text:tab/><text:tab/><text:tab/>VAR [ v ]</text:p>
      <text:p text:style-name="P12"><text:tab/><text:tab/><text:tab/><text:tab/><text:tab/>= [ = ]</text:p>
      <text:p text:style-name="P12"><text:tab/><text:tab/><text:tab/><text:tab/><text:tab/>, [ , ]</text:p>
      <text:p text:style-name="P12"><text:tab/><text:tab/><text:tab/><text:tab/><text:tab/>; [ ; ]</text:p>
      <text:p text:style-name="P6"><text:tab/></text:p>
      <text:p text:style-name="P27">Грамматика:</text:p>
      <text:p text:style-name="P5"/>
      <text:p text:style-name="P8"><text:span text:style-name="T22">&lt;DC&gt; - декларация констант</text:span><text:line-break/><text:span text:style-name="T22">&lt;DV&gt; - декларация переменных</text:span><text:line-break/><text:span text:style-name="T22">&lt;DP&gt; - декларация процедур</text:span><text:line-break/><text:span text:style-name="T22">&lt;DCL&gt; - список определения констант</text:span><text:line-break/><text:span text:style-name="T22">&lt;VL&gt; - список переменных</text:span><text:line-break/><text:span text:style-name="T22">&lt;CD&gt; - определение константы</text:span><text:line-break/><text:span text:style-name="T22">&lt;CN&gt; - имя константы</text:span><text:line-break/><text:span text:style-name="T22">&lt;DPL&gt; - список описаний процедур</text:span></text:p>
      <text:p text:style-name="P28"/>
      <text:p text:style-name="P31"><text:span text:style-name="T22">1) &lt;D&gt; --&gt; </text:span><text:span text:style-name="T23">&lt;DC&gt;&lt;DV&gt;</text:span><text:span text:style-name="T22">&lt;DP&gt;<text:line-break/>2) &lt;DC&gt; --&gt; c&lt;DCL&gt;;<text:line-break/>3) &lt;DV&gt; --&gt; v&lt;VL&gt;; </text:span><text:span text:style-name="T24">empty</text:span><text:span text:style-name="T22"><text:line-break/>4) &lt;DP&gt; --&gt; &lt;DPL&gt;<text:line-break/>5) &lt;DCL&gt; --&gt; &lt;</text:span><text:span text:style-name="T24">DCL</text:span><text:span text:style-name="T22">&gt;,</text:span><text:span text:style-name="T23">&lt;</text:span><text:span text:style-name="T24">CD</text:span><text:span text:style-name="T23">&gt; </text:span><text:span text:style-name="T24">| &lt;CD&gt;</text:span><text:span text:style-name="T22"><text:line-break/>6) &lt;CD&gt; --&gt; &lt;CN&gt;=N<text:line-break/>7) &lt;CN&gt; --&gt; V<text:line-break/>8) &lt;VL&gt; --&gt; </text:span><text:span text:style-name="T24">&lt;VL&gt;,</text:span><text:span text:style-name="T22">V </text:span><text:span text:style-name="T24">| V</text:span><text:span text:style-name="T22"><text:line-break/>9) &lt;DPL&gt; --&gt; &lt;DPL&gt;</text:span><text:span text:style-name="T23">p</text:span><text:span text:style-name="T22">; </text:span><text:span text:style-name="T23">| empty</text:span></text:p>
      <text:p text:style-name="P29"/>
      <text:p text:style-name="P29"/>
      <text:h text:style-name="Heading_20_1" text:outline-level="1"><text:soft-page-break/>Преобразования грамматики</text:h>
      <text:p text:style-name="P30"><text:tab/>Исходная грамматика не соответствует требованиям данного алгоритма, поэтому проведём преобразования: исключим пустые правила (3 и 9) и уберём левую факторизацию (5 и 8).</text:p>
      <text:p text:style-name="P30"><text:tab/>После необходимый преобразований грамматика приобретает вид:</text:p>
      <text:p text:style-name="P9"><text:span text:style-name="T22">1) &lt;D&gt; --&gt; </text:span><text:span text:style-name="T23">&lt;DC&gt; | </text:span><text:span text:style-name="T22">&lt;DC&gt;&lt;DV&gt; </text:span><text:span text:style-name="T23">| &lt;DC&gt;&lt;DV&gt;</text:span><text:span text:style-name="T22">&lt;DP&gt; </text:span><text:span text:style-name="T23">| &lt;DC&gt;&lt;DP&gt;</text:span><text:span text:style-name="T22"><text:line-break/>2) &lt;DC&gt; --&gt; c&lt;DCL&gt;;<text:line-break/>3) &lt;DV&gt; --&gt; v&lt;VL&gt;; <text:line-break/>4) &lt;DP&gt; --&gt; &lt;DPL&gt;<text:line-break/>5) &lt;DCL&gt; --&gt; &lt;CD&gt;</text:span><text:span text:style-name="T23">&lt;X&gt;</text:span></text:p>
      <text:p text:style-name="P9"><text:span text:style-name="T23">5') &lt;X&gt; --&gt; ,&lt;CD&gt;&lt;X&gt; | empty</text:span><text:span text:style-name="T22"><text:line-break/>6) &lt;CD&gt; --&gt; &lt;CN&gt;=N<text:line-break/>7) &lt;CN&gt; --&gt; V<text:line-break/>8) &lt;VL&gt; --&gt; V</text:span><text:span text:style-name="T23">&lt;Y&gt;</text:span></text:p>
      <text:p text:style-name="P9"><text:span text:style-name="T23">8') &lt;Y&gt; --&gt; ,V&lt;Y&gt; | empty</text:span><text:span text:style-name="T22"><text:line-break/>9) &lt;DPL&gt; --&gt; </text:span><text:span text:style-name="T23">p</text:span><text:span text:style-name="T22">;&lt;DPL&gt; </text:span><text:span text:style-name="T23">| empty</text:span></text:p>
      <text:h text:style-name="Heading_20_1" text:outline-level="1"><text:span text:style-name="T25">Тестовы</text:span><text:span text:style-name="T26">й</text:span><text:span text:style-name="T25"> пример:</text:span></text:h>
      <text:p text:style-name="P15"><text:span text:style-name="T6">Тестовая строка: </text:span><text:span text:style-name="T9">cV=N;vV,V;$</text:span></text:p>
      <text:p text:style-name="P13"/>
      <text:p text:style-name="P32">Программа готова к работе.</text:p>
      <text:p text:style-name="P33">Для завершения введите: "exit"</text:p>
      <text:p text:style-name="P33">Введите строку для анализа: </text:p>
      <text:p text:style-name="P35">cV=N;vV,V;$</text:p>
      <text:p text:style-name="P33">Принадлежит грамматике!</text:p>
      <text:p text:style-name="P36"><text:span text:style-name="T10">Трассировка: 1, 2, 5, 6, 7, 6, 6, 5, 5', 2, 1, 3, 8, 8', 8', 8', 3</text:span></text:p>
      <text:h text:style-name="Heading_20_1" text:outline-level="1">Дерево разбора: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Вывод:</text:h>
      <text:p text:style-name="P24"><text:span text:style-name="T7">В</text:span><text:span text:style-name="T6"> ходе данной лабораторной работы был изучен метод синтаксического анализа рекурсивным спуском, получены навыки в программировании алгоритма для грамматики, заданного языка </text:span><text:span text:style-name="T8">PLO</text:span><text:span text:style-name="T6">. Разработаны алгоритм и программа, выполняющие синтаксический разбор входной цепочки, заданной в виде строки, по методу рекурсивного спуска. Проверка работоспособности программы была произведена на тестовом примере, и дала положительные результаты.</text:span></text:p>
      <text:h text:style-name="Heading_20_1" text:outline-level="1">Приложение 1. Код программы</text:h>
      <text:p text:style-name="P16"/>
      <text:p text:style-name="P18"><text:span text:style-name="T12">package</text:span><text:span text:style-name="T11"> com.spo.lab2;</text:span></text:p>
      <text:p text:style-name="P22"/>
      <text:p text:style-name="P21"><text:span text:style-name="T12">import</text:span><text:span text:style-name="T11"> java.util.Scanner;</text:span></text:p>
      <text:p text:style-name="P22"/>
      <text:p text:style-name="P21"><text:span text:style-name="T12">public</text:span><text:span text:style-name="T11"> </text:span><text:span text:style-name="T12">class</text:span><text:span text:style-name="T11"> Main {</text:span></text:p>
      <text:p text:style-name="P22"/>
      <text:p text:style-name="P21"><text:span text:style-name="T11"><text:tab/></text:span><text:span text:style-name="T12">public</text:span><text:span text:style-name="T11"> </text:span><text:span text:style-name="T12">static</text:span><text:span text:style-name="T11"> </text:span><text:span text:style-name="T12">void</text:span><text:span text:style-name="T11"> main(String[] </text:span><text:span text:style-name="T13">args</text:span><text:span text:style-name="T11">) {</text:span></text:p>
      <text:p text:style-name="P21"><text:span text:style-name="T11"><text:tab/><text:tab/></text:span><text:span text:style-name="T15">// </text:span><text:span text:style-name="T17">TODO</text:span><text:span text:style-name="T15"> Auto-generated method stub</text:span></text:p>
      <text:p text:style-name="P21"><text:span text:style-name="T11"><text:tab/><text:tab/>Scanner </text:span><text:span text:style-name="T14">in</text:span><text:span text:style-name="T11"> = </text:span><text:span text:style-name="T12">new</text:span><text:span text:style-name="T11"> Scanner(System.</text:span><text:span text:style-name="T18">in</text:span><text:span text:style-name="T11">);</text:span></text:p>
      <text:p text:style-name="P21"><text:span text:style-name="T11"><text:tab/><text:tab/>String </text:span><text:span text:style-name="T13">s</text:span><text:span text:style-name="T11"> = </text:span><text:span text:style-name="T20">""</text:span><text:span text:style-name="T11">;</text:span></text:p>
      <text:p text:style-name="P21"><text:span text:style-name="T11"><text:tab/><text:tab/>System.</text:span><text:span text:style-name="T18">out</text:span></text:p>
      <text:p text:style-name="P21"><text:span text:style-name="T11"><text:tab/><text:tab/><text:tab/><text:tab/>.println(</text:span><text:span text:style-name="T20">"Программа готова к работе.\nДля завершения введите: \"exit\""</text:span><text:span text:style-name="T11">);</text:span></text:p>
      <text:p text:style-name="P21"><text:span text:style-name="T11"><text:tab/><text:tab/>exit: </text:span><text:span text:style-name="T12">while</text:span><text:span text:style-name="T11"> (</text:span><text:span text:style-name="T12">true</text:span><text:span text:style-name="T11">) {</text:span></text:p>
      <text:p text:style-name="P21"><text:span text:style-name="T11"><text:tab/><text:tab/><text:tab/>System.</text:span><text:span text:style-name="T18">out</text:span><text:span text:style-name="T11">.println(</text:span><text:span text:style-name="T20">"Введите строку для анализа: "</text:span><text:span text:style-name="T11">);</text:span></text:p>
      <text:p text:style-name="P21"><text:span text:style-name="T11"><text:tab/><text:tab/><text:tab/></text:span><text:span text:style-name="T13">s</text:span><text:span text:style-name="T11"> = </text:span><text:span text:style-name="T13">in</text:span><text:span text:style-name="T11">.next();</text:span></text:p>
      <text:p text:style-name="P21"><text:span text:style-name="T11"><text:tab/><text:tab/><text:tab/></text:span><text:span text:style-name="T12">if</text:span><text:span text:style-name="T11"> (</text:span><text:span text:style-name="T13">s</text:span><text:span text:style-name="T11">.equals(</text:span><text:span text:style-name="T20">"exit"</text:span><text:span text:style-name="T11">)) {</text:span></text:p>
      <text:p text:style-name="P21"><text:span text:style-name="T11"><text:tab/><text:tab/><text:tab/><text:tab/></text:span><text:span text:style-name="T12">break</text:span><text:span text:style-name="T11"> exit;</text:span></text:p>
      <text:p text:style-name="P21"><text:span text:style-name="T11"><text:tab/><text:tab/><text:tab/>} </text:span><text:span text:style-name="T12">else</text:span><text:span text:style-name="T11"> {</text:span></text:p>
      <text:p text:style-name="P21"><text:span text:style-name="T11"><text:tab/><text:tab/><text:tab/><text:tab/>Analyzer </text:span><text:span text:style-name="T13">analyzer</text:span><text:span text:style-name="T11"> = </text:span><text:span text:style-name="T12">new</text:span><text:span text:style-name="T11"> Analyzer(</text:span><text:span text:style-name="T13">s</text:span><text:span text:style-name="T11">);</text:span></text:p>
      <text:p text:style-name="P21"><text:span text:style-name="T11"><text:tab/><text:tab/><text:tab/><text:tab/></text:span><text:span text:style-name="T13">analyzer</text:span><text:span text:style-name="T11">.run();</text:span></text:p>
      <text:p text:style-name="P21"><text:span text:style-name="T11"><text:tab/><text:tab/><text:tab/><text:tab/></text:span><text:span text:style-name="T15">//analyzer.printLexeme();</text:span></text:p>
      <text:p text:style-name="P21"><text:span text:style-name="T11"><text:tab/><text:tab/><text:tab/><text:tab/></text:span><text:span text:style-name="T15">//analyzer.printError();</text:span></text:p>
      <text:p text:style-name="P33"><text:tab/><text:tab/><text:tab/>}</text:p>
      <text:p text:style-name="P33"><text:tab/><text:tab/>}</text:p>
      <text:p text:style-name="P21"><text:span text:style-name="T11"><text:tab/><text:tab/>System.</text:span><text:span text:style-name="T18">out</text:span><text:span text:style-name="T11">.println(</text:span><text:span text:style-name="T20">"Программа завершена!"</text:span><text:span text:style-name="T11">);</text:span></text:p>
      <text:p text:style-name="P33"><text:tab/>}</text:p>
      <text:p text:style-name="P33">}</text:p>
      <text:p text:style-name="P34"/>
      <text:p text:style-name="P18"><text:span text:style-name="T12">package</text:span><text:span text:style-name="T11"> com.spo.lab2;</text:span></text:p>
      <text:p text:style-name="P22"/>
      <text:p text:style-name="P21"><text:span text:style-name="T12">public</text:span><text:span text:style-name="T11"> </text:span><text:span text:style-name="T12">class</text:span><text:span text:style-name="T11"> Analyzer {</text:span></text:p>
      <text:p text:style-name="P21"><text:span text:style-name="T11"><text:tab/></text:span><text:span text:style-name="T12">int</text:span><text:span text:style-name="T11"> </text:span><text:span text:style-name="T19">pos</text:span><text:span text:style-name="T11">;</text:span></text:p>
      <text:p text:style-name="P21"><text:span text:style-name="T11"><text:tab/></text:span><text:span text:style-name="T12">char</text:span><text:span text:style-name="T11">[] </text:span><text:span text:style-name="T19">ch</text:span><text:span text:style-name="T11">;</text:span></text:p>
      <text:p text:style-name="P21"><text:span text:style-name="T11"><text:tab/>String </text:span><text:span text:style-name="T19">trace</text:span><text:span text:style-name="T11"> = </text:span><text:span text:style-name="T20">""</text:span><text:span text:style-name="T11">;</text:span></text:p>
      <text:p text:style-name="P33"><text:tab/></text:p>
      <text:p text:style-name="P21"><text:span text:style-name="T11"><text:tab/></text:span><text:span text:style-name="T12">public</text:span><text:span text:style-name="T11"> Analyzer(String </text:span><text:span text:style-name="T13">s</text:span><text:span text:style-name="T11">) {</text:span></text:p>
      <text:p text:style-name="P21"><text:span text:style-name="T11"><text:tab/><text:tab/></text:span><text:span text:style-name="T19">pos</text:span><text:span text:style-name="T11"> = 0;</text:span></text:p>
      <text:p text:style-name="P21"><text:span text:style-name="T11"><text:tab/><text:tab/></text:span><text:span text:style-name="T13">s</text:span><text:span text:style-name="T11">.replaceAll(</text:span><text:span text:style-name="T20">" "</text:span><text:span text:style-name="T11">, </text:span><text:span text:style-name="T20">""</text:span><text:span text:style-name="T11">); </text:span><text:span text:style-name="T15">// </text:span><text:span text:style-name="T16">удаляем</text:span><text:span text:style-name="T15"> </text:span><text:span text:style-name="T16">все</text:span><text:span text:style-name="T15"> </text:span><text:span text:style-name="T16">пробелы</text:span></text:p>
      <text:p text:style-name="P21"><text:span text:style-name="T11"><text:tab/><text:tab/></text:span><text:span text:style-name="T19">ch</text:span><text:span text:style-name="T11"> = </text:span><text:span text:style-name="T13">s</text:span><text:span text:style-name="T11">.toCharArray(); </text:span><text:span text:style-name="T15">// и </text:span><text:span text:style-name="T16">преобразуем</text:span><text:span text:style-name="T15"> в </text:span><text:span text:style-name="T16">массив</text:span><text:span text:style-name="T15"> </text:span><text:span text:style-name="T16">символов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void</text:span><text:span text:style-name="T11"> run() {</text:span></text:p>
      <text:p text:style-name="P21"><text:span text:style-name="T11"><text:tab/><text:tab/></text:span><text:span text:style-name="T15">// cV=N;vV,V;$</text:span></text:p>
      <text:p text:style-name="P21"><text:span text:style-name="T11"><text:tab/><text:tab/></text:span><text:span text:style-name="T12">if</text:span><text:span text:style-name="T11"> (D())</text:span></text:p>
      <text:p text:style-name="P21"><text:soft-page-break/><text:span text:style-name="T11"><text:tab/><text:tab/><text:tab/>System.</text:span><text:span text:style-name="T18">out</text:span><text:span text:style-name="T11">.println(</text:span><text:span text:style-name="T20">"Принадлежит грамматике!\nТрассировка"</text:span><text:span text:style-name="T11"> + </text:span><text:span text:style-name="T19">trace</text:span><text:span text:style-name="T11">);</text:span></text:p>
      <text:p text:style-name="P21"><text:span text:style-name="T11"><text:tab/><text:tab/></text:span><text:span text:style-name="T12">else</text:span></text:p>
      <text:p text:style-name="P21"><text:span text:style-name="T11"><text:tab/><text:tab/><text:tab/>System.</text:span><text:span text:style-name="T18">out</text:span><text:span text:style-name="T11">.println(</text:span><text:span text:style-name="T20">"Не принадлежит грамматике!"</text:span><text:span text:style-name="T11">)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D() {</text:span></text:p>
      <text:p text:style-name="P21"><text:span text:style-name="T11"><text:tab/><text:tab/></text:span><text:span text:style-name="T19">trace</text:span><text:span text:style-name="T11"> += </text:span><text:span text:style-name="T20">"1"</text:span><text:span text:style-name="T11">;</text:span></text:p>
      <text:p text:style-name="P33"><text:tab/><text:tab/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/text:span><text:span text:style-name="T12">if</text:span><text:span text:style-name="T11"> (DC()) {</text:span></text:p>
      <text:p text:style-name="P21"><text:span text:style-name="T11"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text:tab/></text:span><text:span text:style-name="T12">if</text:span><text:span text:style-name="T11"> (DV()) {</text:span></text:p>
      <text:p text:style-name="P21"><text:span text:style-name="T11"><text:tab/><text:tab/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text:tab/><text:tab/><text:tab/></text:span><text:span text:style-name="T12">if</text:span><text:span text:style-name="T11"> (DP()) {</text:span></text:p>
      <text:p text:style-name="P21"><text:span text:style-name="T11"><text:tab/><text:tab/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<text:tab/><text:tab/>} </text:span><text:span text:style-name="T12">else</text:span></text:p>
      <text:p text:style-name="P21"><text:span text:style-name="T11"><text:tab/><text:tab/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} </text:span><text:span text:style-name="T12">else</text:span><text:span text:style-name="T11"> {</text:span></text:p>
      <text:p text:style-name="P21"><text:span text:style-name="T11"><text:tab/><text:tab/><text:tab/><text:tab/><text:tab/><text:tab/></text:span><text:span text:style-name="T12">if</text:span><text:span text:style-name="T11"> (DP())</text:span></text:p>
      <text:p text:style-name="P21"><text:span text:style-name="T11"><text:tab/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<text:tab/></text:span><text:span text:style-name="T12">else</text:span></text:p>
      <text:p text:style-name="P21"><text:span text:style-name="T11"><text:tab/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<text:tab/><text:tab/><text:tab/><text:tab/>}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} </text:span><text:span text:style-name="T12">else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<text:tab/>}</text:p>
      <text:p text:style-name="P33"><text:tab/><text:tab/></text:p>
      <text:p text:style-name="P21"><text:span text:style-name="T11"><text:tab/><text:tab/></text:span><text:span text:style-name="T12">return</text:span><text:span text:style-name="T11"> </text:span><text:span text:style-name="T12">tru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DC() {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c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2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33"><text:tab/><text:tab/><text:tab/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/text:span><text:span text:style-name="T12">if</text:span><text:span text:style-name="T11"> (DCL()) {</text:span></text:p>
      <text:p text:style-name="P21"><text:span text:style-name="T11"><text:tab/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;'</text:span><text:span text:style-name="T11">) {</text:span></text:p>
      <text:p text:style-name="P21"><text:span text:style-name="T11"><text:tab/><text:tab/><text:tab/><text:tab/><text:tab/><text:tab/></text:span><text:span text:style-name="T19">trace</text:span><text:span text:style-name="T11"> += </text:span><text:span text:style-name="T20">", 2"</text:span><text:span text:style-name="T11">;</text:span></text:p>
      <text:p text:style-name="P21"><text:span text:style-name="T11"><text:tab/><text:tab/><text:tab/><text:tab/><text:tab/><text:tab/></text:span><text:span text:style-name="T19">pos</text:span><text:span text:style-name="T11">++;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DV() {</text:span></text:p>
      <text:p text:style-name="P21"><text:span text:style-name="T11"><text:tab/><text:tab/></text:span><text:span text:style-name="T19">trace</text:span><text:span text:style-name="T11"> += </text:span><text:span text:style-name="T20">", 1"</text:span><text:span text:style-name="T11">;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v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3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33"><text:tab/><text:tab/><text:tab/></text:p>
      <text:p text:style-name="P21"><text:soft-page-break/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/text:span><text:span text:style-name="T12">if</text:span><text:span text:style-name="T11"> (VL()) {</text:span></text:p>
      <text:p text:style-name="P21"><text:span text:style-name="T11"><text:tab/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;'</text:span><text:span text:style-name="T11">) {</text:span></text:p>
      <text:p text:style-name="P21"><text:span text:style-name="T11"><text:tab/><text:tab/><text:tab/><text:tab/><text:tab/><text:tab/></text:span><text:span text:style-name="T19">trace</text:span><text:span text:style-name="T11"> += </text:span><text:span text:style-name="T20">", 3"</text:span><text:span text:style-name="T11">;</text:span></text:p>
      <text:p text:style-name="P21"><text:span text:style-name="T11"><text:tab/><text:tab/><text:tab/><text:tab/><text:tab/><text:tab/></text:span><text:span text:style-name="T19">pos</text:span><text:span text:style-name="T11">++;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text:span text:style-name="T11"> 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text:span text:style-name="T11"> 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DP() {</text:span></text:p>
      <text:p text:style-name="P21"><text:span text:style-name="T11"><text:tab/><text:tab/></text:span><text:span text:style-name="T19">trace</text:span><text:span text:style-name="T11"> += </text:span><text:span text:style-name="T20">", 4"</text:span><text:span text:style-name="T11">;</text:span></text:p>
      <text:p text:style-name="P21"><text:span text:style-name="T11"><text:tab/><text:tab/></text:span><text:span text:style-name="T12">if</text:span><text:span text:style-name="T11"> (DPL())</text:span></text:p>
      <text:p text:style-name="P21"><text:span text:style-name="T11"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/text:span><text:span text:style-name="T12">else</text:span><text:span text:style-name="T11"> 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DCL() {</text:span></text:p>
      <text:p text:style-name="P21"><text:span text:style-name="T11"><text:tab/><text:tab/></text:span><text:span text:style-name="T12">if</text:span><text:span text:style-name="T11"> (CD()) {</text:span></text:p>
      <text:p text:style-name="P21"><text:span text:style-name="T11"><text:tab/><text:tab/><text:tab/></text:span><text:span text:style-name="T19">trace</text:span><text:span text:style-name="T11"> += </text:span><text:span text:style-name="T20">", 5"</text:span><text:span text:style-name="T11">;</text:span></text:p>
      <text:p text:style-name="P33"><text:tab/><text:tab/><text:tab/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/text:span><text:span text:style-name="T12">if</text:span><text:span text:style-name="T11"> (X())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/text:span><text:span text:style-name="T12">else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text:span text:style-name="T11"> 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X() {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,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5'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33"><text:tab/><text:tab/><text:tab/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/text:span><text:span text:style-name="T12">if</text:span><text:span text:style-name="T11"> (CD()) {</text:span></text:p>
      <text:p text:style-name="P21"><text:span text:style-name="T11"><text:tab/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text:tab/><text:tab/></text:span><text:span text:style-name="T12">if</text:span><text:span text:style-name="T11"> (X())</text:span></text:p>
      <text:p text:style-name="P21"><text:span text:style-name="T11"><text:tab/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<text:tab/></text:span><text:span text:style-name="T12">else</text:span></text:p>
      <text:p text:style-name="P21"><text:span text:style-name="T11"><text:tab/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} </text:span><text:span text:style-name="T12">else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text:span text:style-name="T11"> 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text:span text:style-name="T11"> {</text:span></text:p>
      <text:p text:style-name="P21"><text:span text:style-name="T11"><text:tab/><text:tab/><text:tab/></text:span><text:span text:style-name="T19">trace</text:span><text:span text:style-name="T11"> += </text:span><text:span text:style-name="T20">", 5'"</text:span><text:span text:style-name="T11">;</text:span></text:p>
      <text:p text:style-name="P21"><text:span text:style-name="T11"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33"><text:tab/><text:tab/>}</text:p>
      <text:p text:style-name="P33"><text:tab/>}</text:p>
      <text:p text:style-name="P33"><text:soft-page-break/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CD() {</text:span></text:p>
      <text:p text:style-name="P21"><text:span text:style-name="T11"><text:tab/><text:tab/></text:span><text:span text:style-name="T12">if</text:span><text:span text:style-name="T11"> (CN()) {</text:span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='</text:span><text:span text:style-name="T11">) {</text:span></text:p>
      <text:p text:style-name="P21"><text:span text:style-name="T11"><text:tab/><text:tab/><text:tab/><text:tab/></text:span><text:span text:style-name="T19">trace</text:span><text:span text:style-name="T11"> += </text:span><text:span text:style-name="T20">", 6"</text:span><text:span text:style-name="T11">;</text:span></text:p>
      <text:p text:style-name="P21"><text:span text:style-name="T11"><text:tab/><text:tab/><text:tab/><text:tab/></text:span><text:span text:style-name="T19">pos</text:span><text:span text:style-name="T11">++;</text:span></text:p>
      <text:p text:style-name="P33"><text:tab/><text:tab/><text:tab/><text:tab/><text:tab/></text:p>
      <text:p text:style-name="P21"><text:span text:style-name="T11"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N'</text:span><text:span text:style-name="T11">) {</text:span></text:p>
      <text:p text:style-name="P21"><text:span text:style-name="T11"><text:tab/><text:tab/><text:tab/><text:tab/><text:tab/></text:span><text:span text:style-name="T19">trace</text:span><text:span text:style-name="T11"> += </text:span><text:span text:style-name="T20">", 6"</text:span><text:span text:style-name="T11">;</text:span></text:p>
      <text:p text:style-name="P21"><text:span text:style-name="T11"><text:tab/><text:tab/><text:tab/><text:tab/><text:tab/></text:span><text:span text:style-name="T19">pos</text:span><text:span text:style-name="T11">++;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text:span text:style-name="T11"> 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text:span text:style-name="T11"> 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CN() {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V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5, 6, 7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21"><text:span text:style-name="T11"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} </text:span><text:span text:style-name="T12">else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VL() {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V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8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33"><text:tab/><text:tab/><text:tab/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/text:span><text:span text:style-name="T12">if</text:span><text:span text:style-name="T11"> (Y()) {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text:span text:style-name="T11"> 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Y() {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,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8'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33"><text:tab/><text:tab/><text:tab/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V'</text:span><text:span text:style-name="T11">) {</text:span></text:p>
      <text:p text:style-name="P21"><text:span text:style-name="T11"><text:tab/><text:tab/><text:tab/><text:tab/></text:span><text:span text:style-name="T19">trace</text:span><text:span text:style-name="T11"> += </text:span><text:span text:style-name="T20">", 8'"</text:span><text:span text:style-name="T11">;</text:span></text:p>
      <text:p text:style-name="P21"><text:span text:style-name="T11"><text:tab/><text:tab/><text:tab/><text:tab/></text:span><text:span text:style-name="T19">pos</text:span><text:span text:style-name="T11">++;</text:span></text:p>
      <text:p text:style-name="P33"><text:tab/><text:tab/><text:tab/><text:tab/></text:p>
      <text:p text:style-name="P21"><text:span text:style-name="T11"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text:tab/></text:span><text:span text:style-name="T12">if</text:span><text:span text:style-name="T11"> (Y()) {</text:span></text:p>
      <text:p text:style-name="P21"><text:span text:style-name="T11"><text:tab/><text:tab/><text:tab/><text:tab/><text:tab/><text:tab/></text:span><text:span text:style-name="T19">trace</text:span><text:span text:style-name="T11"> += </text:span><text:span text:style-name="T20">", 8'"</text:span><text:span text:style-name="T11">;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} </text:span><text:span text:style-name="T12">else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} </text:span><text:span text:style-name="T12">else</text:span><text:span text:style-name="T11"> </text:span></text:p>
      <text:p text:style-name="P21"><text:soft-page-break/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text:span text:style-name="T11"> </text:span></text:p>
      <text:p text:style-name="P21"><text:span text:style-name="T11"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33"><text:tab/>}</text:p>
      <text:p text:style-name="P33"><text:tab/></text:p>
      <text:p text:style-name="P21"><text:span text:style-name="T11"><text:tab/></text:span><text:span text:style-name="T12">public</text:span><text:span text:style-name="T11"> </text:span><text:span text:style-name="T12">boolean</text:span><text:span text:style-name="T11"> DPL() {</text:span></text:p>
      <text:p text:style-name="P21"><text:span text:style-name="T11"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p'</text:span><text:span text:style-name="T11">) {</text:span></text:p>
      <text:p text:style-name="P21"><text:span text:style-name="T11"><text:tab/><text:tab/><text:tab/></text:span><text:span text:style-name="T19">trace</text:span><text:span text:style-name="T11"> += </text:span><text:span text:style-name="T20">", 9"</text:span><text:span text:style-name="T11">;</text:span></text:p>
      <text:p text:style-name="P21"><text:span text:style-name="T11"><text:tab/><text:tab/><text:tab/></text:span><text:span text:style-name="T19">pos</text:span><text:span text:style-name="T11">++;</text:span></text:p>
      <text:p text:style-name="P33"><text:tab/><text:tab/><text:tab/></text:p>
      <text:p text:style-name="P21"><text:span text:style-name="T11"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;'</text:span><text:span text:style-name="T11">) {</text:span></text:p>
      <text:p text:style-name="P21"><text:span text:style-name="T11"><text:tab/><text:tab/><text:tab/><text:tab/></text:span><text:span text:style-name="T19">trace</text:span><text:span text:style-name="T11"> += </text:span><text:span text:style-name="T20">", 9"</text:span><text:span text:style-name="T11">;</text:span></text:p>
      <text:p text:style-name="P21"><text:span text:style-name="T11"><text:tab/><text:tab/><text:tab/><text:tab/></text:span><text:span text:style-name="T19">pos</text:span><text:span text:style-name="T11">++;</text:span></text:p>
      <text:p text:style-name="P33"><text:tab/><text:tab/><text:tab/><text:tab/></text:p>
      <text:p text:style-name="P21"><text:span text:style-name="T11"><text:tab/><text:tab/><text:tab/><text:tab/>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!= </text:span><text:span text:style-name="T20">'$'</text:span><text:span text:style-name="T11">) {</text:span></text:p>
      <text:p text:style-name="P21"><text:span text:style-name="T11"><text:tab/><text:tab/><text:tab/><text:tab/><text:tab/></text:span><text:span text:style-name="T12">if</text:span><text:span text:style-name="T11"> (DPL()) 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<text:tab/><text:tab/></text:span><text:span text:style-name="T12">else</text:span><text:span text:style-name="T11"> </text:span></text:p>
      <text:p text:style-name="P21"><text:span text:style-name="T11"><text:tab/><text:tab/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<text:tab/><text:tab/>} </text:span><text:span text:style-name="T12">else</text:span><text:span text:style-name="T11"> </text:span></text:p>
      <text:p text:style-name="P21"><text:span text:style-name="T11"><text:tab/><text:tab/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text:tab/>} </text:span><text:span text:style-name="T12">else</text:span><text:span text:style-name="T11"> </text:span></text:p>
      <text:p text:style-name="P21"><text:span text:style-name="T11"><text:tab/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21"><text:span text:style-name="T11"><text:tab/><text:tab/>} </text:span><text:span text:style-name="T12">else</text:span><text:span text:style-name="T11"> </text:span><text:span text:style-name="T12">if</text:span><text:span text:style-name="T11"> (</text:span><text:span text:style-name="T19">ch</text:span><text:span text:style-name="T11">[</text:span><text:span text:style-name="T19">pos</text:span><text:span text:style-name="T11">] == </text:span><text:span text:style-name="T20">'$'</text:span><text:span text:style-name="T11">)</text:span></text:p>
      <text:p text:style-name="P21"><text:span text:style-name="T11"><text:tab/><text:tab/><text:tab/></text:span><text:span text:style-name="T12">return</text:span><text:span text:style-name="T11"> </text:span><text:span text:style-name="T12">true</text:span><text:span text:style-name="T11">;</text:span></text:p>
      <text:p text:style-name="P21"><text:span text:style-name="T11"><text:tab/><text:tab/></text:span><text:span text:style-name="T12">else</text:span><text:span text:style-name="T11"> </text:span></text:p>
      <text:p text:style-name="P21"><text:span text:style-name="T11"><text:tab/><text:tab/><text:tab/></text:span><text:span text:style-name="T12">return</text:span><text:span text:style-name="T11"> </text:span><text:span text:style-name="T12">false</text:span><text:span text:style-name="T11">;</text:span></text:p>
      <text:p text:style-name="P33"><text:tab/>}</text:p>
      <text:p text:style-name="P33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1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DejaVu Sans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style:page-number="auto" fo:break-before="auto" fo:break-after="auto" style:writing-mode="lr-tb">
        <style:tab-stops/>
      </style:paragraph-properties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class="index"/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Droid Sans Fallback" style:font-family-asian="'Droid Sans Fallback'" style:font-family-generic-asian="system" style:font-pitch-asian="variable" style:language-asian="hi" style:country-asian="IN" style:font-name-complex="Lohit Hindi" style:font-family-complex="'Lohit Hindi'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size-complex="12pt"/>
    </style:style>
    <style:style style:name="ListLabel_20_1" style:display-name="ListLabel 1" style:family="text">
      <style:text-properties fo:font-size="14pt" style:font-size-asian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piron</meta:initial-creator>
    <meta:editing-cycles>12</meta:editing-cycles>
    <meta:creation-date>2015-09-15T17:29:00</meta:creation-date>
    <dc:date>2015-12-20T23:28:10.923727528</dc:date>
    <meta:editing-duration>PT15H28M45S</meta:editing-duration>
    <meta:generator>LibreOffice/5.0.4.2$Linux_X86_64 LibreOffice_project/00m0$Build-2</meta:generator>
    <meta:document-statistic meta:table-count="0" meta:image-count="0" meta:object-count="0" meta:page-count="9" meta:paragraph-count="313" meta:word-count="1051" meta:character-count="6677" meta:non-whitespace-character-count="5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